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s text:c="9"/>&lt;!-- ======== PLUGIN SCANNER ======= --&gt;</text:p>
      <text:p text:style-name="Standard"><text:s text:c="12"/>&lt;!-- Possibles valors: [0:NO, 1: CAIB, 2:DWT, 3:APPLET_IECISA] --&gt;</text:p>
      <text:p text:style-name="Standard"><text:s text:c="12"/>es.caib.regweb3.scan.plugins=1,2,3</text:p>
      <text:p text:style-name="Standard"/>
      <text:p text:style-name="Standard"><text:s text:c="12"/>&lt;!-- <text:s/>Els ApACHes de la CAIB usen la IP de destí enlloc de la URL de cridada, d'aqui</text:p>
      <text:p text:style-name="Standard"><text:s text:c="12"/>que s'hagi de sobreescriure a mà la URL real. <text:s/>--&gt;</text:p>
      <text:p text:style-name="Standard"><text:s text:c="12"/>#es.caib.regweb3.scanweb.absoluteurl=</text:p>
      <text:p text:style-name="Standard"/>
      <text:p text:style-name="Standard"/>
      <text:p text:style-name="Standard"><text:s text:c="12"/>&lt;!-- ============== 1 - CAIB PLUGIN <text:s/>================ --&gt;</text:p>
      <text:p text:style-name="Standard"><text:s text:c="12"/>es.caib.regweb3.scan.plugin.1=org.fundaciobit.plugins.scanweb.caib.CAIBScanWebPlugin</text:p>
      <text:p text:style-name="Standard"><text:s text:c="12"/>&lt;!-- PROPERTIES --&gt;</text:p>
      <text:p text:style-name="Standard"><text:s text:c="12"/>es.caib.regweb3.scan.plugin.1.plugins.scanweb.caib.ws_urlbase=http://10.215.216.175:8080/digitalfront/ws/</text:p>
      <text:p text:style-name="Standard"><text:s text:c="12"/>es.caib.regweb3.scan.plugin.1.plugins.scanweb.caib.ws_username=anadal</text:p>
      <text:p text:style-name="Standard"><text:s text:c="12"/>es.caib.regweb3.scan.plugin.1.plugins.scanweb.caib.ws_password=anadal</text:p>
      <text:p text:style-name="Standard"><text:s text:c="12"/>es.caib.regweb3.scan.plugin.1.plugins.scanweb.caib.debug=false</text:p>
      <text:p text:style-name="Standard"><text:s text:c="12"/># Opcional. Si no es defineix s'utilitza la integració per defecte</text:p>
      <text:p text:style-name="Standard"><text:s text:c="12"/>es.caib.regweb3.scan.plugin.1.plugins.scanweb.caib.codi_integracio=EXEMPLEAPP</text:p>
      <text:p text:style-name="Standard"/>
      <text:p text:style-name="Standard"><text:s text:c="12"/>&lt;!-- NOMES PER CAIB SCAN WEB PLUGIN PER DIGITAL 3.1.3 --&gt;</text:p>
      <text:p text:style-name="Standard"><text:s text:c="12"/>&lt;!--</text:p>
      <text:p text:style-name="Standard"><text:s text:c="12"/>es.caib.regweb3.scan.plugin.1.plugins.scanweb.caib.hostport=http://localhost:8080</text:p>
      <text:p text:style-name="Standard"><text:s text:c="12"/>es.caib.regweb3.scan.plugin.1.plugins.scanweb.caib.identificadorDocumentOrigen=Ident XXX 666</text:p>
      <text:p text:style-name="Standard"><text:s text:c="12"/>es.caib.regweb3.scan.plugin.1.plugins.scanweb.caib.tipusDocumental.es=TD01\:Resolución\nTD02\:Acuerdo\nTD03\:Contrato</text:p>
      <text:p text:style-name="Standard"><text:s text:c="12"/>es.caib.regweb3.scan.plugin.1.plugins.scanweb.caib.tipusDocumental.ca=TD01\:Resolució\nTD02\:Acord\nTD03\:Contracte</text:p>
      <text:p text:style-name="Standard"><text:s text:c="12"/>es.caib.regweb3.scan.plugin.1.plugins.scanweb.caib.origen.es=1\:Administración\n0\:Ciudadano</text:p>
      <text:p text:style-name="Standard"><text:s text:c="12"/>es.caib.regweb3.scan.plugin.1.plugins.scanweb.caib.origen.ca=1\:Administració\n0\:Ciutadà</text:p>
      <text:p text:style-name="Standard"><text:s text:c="12"/>es.caib.regweb3.scan.plugin.1.plugins.scanweb.caib.organ.es=A04013518\:DG. Personal Docente\nA04013600\:DG Participación y Transparencia\nA04013511\:DG de Desarrollo Tecnológico\nA04003746\:DG Turismo</text:p>
      <text:p text:style-name="Standard"><text:s text:c="12"/>es.caib.regweb3.scan.plugin.1.plugins.scanweb.caib.organ.ca=A04013518\:DG. Personal Docent\nA04013600\:DG Participació i Transparència\nA04013511\:DG de Desenvolupament Tecnològic\nA04003746\:DG Turisme</text:p>
      <text:p text:style-name="Standard"><text:s text:c="12"/>--&gt;</text:p>
      <text:p text:style-name="Standard"/>
      <text:p text:style-name="Standard"><text:s text:c="12"/>&lt;!-- ============== 2 - Dynamic Web Twain <text:s/>================ --&gt;</text:p>
      <text:p text:style-name="Standard"><text:s text:c="12"/>es.caib.regweb3.scan.plugin.2=es.limit.plugins.scanweb.dynamicwebtwain.DynamicWebTwainScanWebPlugin</text:p>
      <text:p text:style-name="Standard"><text:soft-page-break/></text:p>
      <text:p text:style-name="Standard"><text:s text:c="12"/>es.caib.regweb3.scan.plugin.2.plugins.scanweb.dynamicwebtwain.debug=true</text:p>
      <text:p text:style-name="Standard"><text:s text:c="12"/>es.caib.regweb3.scan.plugin.2.plugins.scanweb.dynamicwebtwain.trial=true</text:p>
      <text:p text:style-name="Standard"><text:s text:c="12"/># trial productkey està dins C:\Program Files (x86)\Dynamsoft\Dynamic Web TWAIN SDK 12.2 Trial\Samples\Getting Started\Resources\dynamsoft.webtwain.config.js</text:p>
      <text:p text:style-name="Standard"><text:s text:c="12"/>es.caib.regweb3.scan.plugin.2.plugins.scanweb.dynamicwebtwain.productkey=</text:p>
      <text:p text:style-name="Standard"/>
      <text:p text:style-name="Standard"><text:s text:c="12"/># Optional</text:p>
      <text:p text:style-name="Standard"><text:s text:c="12"/># Versió: Per defecte 12.2. Possibles valors 12.2 o 10.2</text:p>
      <text:p text:style-name="Standard"><text:s text:c="12"/>es.caib.regweb3.scan.plugin.2.plugins.scanweb.dynamicwebtwain.version=12.2</text:p>
      <text:p text:style-name="Standard"/>
      <text:p text:style-name="Standard"><text:s text:c="12"/>es.caib.regweb3.scan.plugin.2.plugins.scanweb.dynamicwebtwain.forcesign=true</text:p>
      <text:p text:style-name="Standard"><text:s text:c="12"/># Optional</text:p>
      <text:p text:style-name="Standard"><text:s text:c="12"/>es.caib.regweb3.scan.plugin.2.plugins.scanweb.dynamicwebtwain.sign.keystore=D:/dades/dades/CarpetesPersonals/Programacio/digitalitzacio/servidor/jboss-5.2.0-caib-cxf/server/default/deploydigital/digital/recursos/keystore.jks</text:p>
      <text:p text:style-name="Standard"><text:s text:c="12"/>es.caib.regweb3.scan.plugin.2.plugins.scanweb.dynamicwebtwain.sign.password=copia_autentica</text:p>
      <text:p text:style-name="Standard"><text:s text:c="12"/>es.caib.regweb3.scan.plugin.2.plugins.scanweb.dynamicwebtwain.sign.certpassword=copia_autentica</text:p>
      <text:p text:style-name="Standard"><text:s text:c="12"/>es.caib.regweb3.scan.plugin.2.plugins.scanweb.dynamicwebtwain.sign.alias=preproddgidt</text:p>
      <text:p text:style-name="Standard"><text:s text:c="12"/>es.caib.regweb3.scan.plugin.2.plugins.scanweb.dynamicwebtwain.sign.asunto=XXX ASUNTO DWT XXX</text:p>
      <text:p text:style-name="Standard"/>
      <text:p text:style-name="Standard"/>
      <text:p text:style-name="Standard"><text:s text:c="12"/>&lt;!-- ============== 3 - Applet IECISA ================ --&gt;</text:p>
      <text:p text:style-name="Standard"><text:s text:c="12"/>es.caib.regweb3.scan.plugin.3=org.fundaciobit.plugins.scanweb.iecisa.IECISAScanWebPlugin</text:p>
      <text:p text:style-name="Standard"><text:s text:c="12"/>es.caib.regweb3.scan.plugin.3.plugins.scanweb.iecisa.debug=false</text:p>
      <text:p text:style-name="Standard"><text:s text:c="12"/></text:p>
      <text:p text:style-name="Standard"><text:s text:c="12"/>es.caib.regweb3.scan.plugin.3.plugins.scanweb.iecisa.debug=false</text:p>
      <text:p text:style-name="Standard"><text:s text:c="12"/>es.caib.regweb3.scan.plugin.3.plugins.scanweb.iecisa.forcejnlp=false</text:p>
      <text:p text:style-name="Standard"><text:s text:c="12"/>es.caib.regweb3.scan.plugin.3.plugins.scanweb.iecisa.forcesign=true</text:p>
      <text:p text:style-name="Standard"><text:s text:c="12"/>es.caib.regweb3.scan.plugin.3.plugins.scanweb.iecisa.closewindowwhenfinish=true</text:p>
      <text:p text:style-name="Standard"><text:s text:c="12"/># Optional</text:p>
      <text:p text:style-name="Standard"><text:s text:c="12"/>es.caib.regweb3.scan.plugin.3.plugins.scanweb.iecisa.sign.keystore=D:/dades/dades/CarpetesPersonals/Programacio/digitalitzacio/servidor/jboss-5.2.0-caib-cxf/server/default/deploydigital/digital/recursos/keystore.jks</text:p>
      <text:p text:style-name="Standard"><text:s text:c="12"/>es.caib.regweb3.scan.plugin.3.plugins.scanweb.iecisa.sign.password=copia_autentica</text:p>
      <text:p text:style-name="Standard"><text:s text:c="12"/>es.caib.regweb3.scan.plugin.3.plugins.scanweb.iecisa.sign.certpassword=copia_autentica</text:p>
      <text:p text:style-name="Standard"><text:s text:c="12"/>es.caib.regweb3.scan.plugin.3.plugins.scanweb.iecisa.sign.alias=preproddgidt</text:p>
      <text:p text:style-name="Standard"><text:s text:c="12"/>es.caib.regweb3.scan.plugin.3.plugins.scanweb.iecisa.sign.asunto=XXX ASUNTO SIMPLE XXX</text:p>
      <text:p text:style-name="Standard"><text:s text:c="12"/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<text:s text:c="12"/>&lt;!-- Directorio base para los annexos --&gt;</text:p>
      <text:p text:style-name="Standard"><text:s text:c="12"/>&lt;!-- ======== PLUGIN DE CUSTODIA - FILESYSTEM ============== --&gt;</text:p>
      <text:p text:style-name="Standard"><text:s text:c="12"/>es.caib.regweb3.annex.documentcustodyplugin=org.fundaciobit.plugins.documentcustody.filesystem.FileSystemDocumentCustodyPlugin</text:p>
      <text:p text:style-name="Standard"/>
      <text:p text:style-name="Standard"><text:s text:c="12"/>es.caib.regweb3.annex.plugins.documentcustody.filesystem.basedir=D:/dades/dades/Proyectos/REGWEB/Archivos/</text:p>
      <text:p text:style-name="Standard"><text:s text:c="6"/></text:p>
      <text:p text:style-name="Standard"><text:s text:c="12"/># ============ Generiques <text:s/>AbstractDocumentCustodyPlugin (veure projecte /plugin-documentcustody-api per a altres propietats)</text:p>
      <text:p text:style-name="Standard"/>
      <text:p text:style-name="Standard"><text:s text:c="12"/># Informació de ExpressionLanguage: http://freemarker.org/docs/ref_directives.html</text:p>
      <text:p text:style-name="Standard"/>
      <text:p text:style-name="Standard"><text:s text:c="12"/># Opcional. Servei per generar la URL de Custodia. Si no es defineix retornarà null. </text:p>
      <text:p text:style-name="Standard"><text:s text:c="12"/># {0} =&gt; custodyID // {1} =&gt; URLEncode(custodyID) // {2} =&gt; Hash(custodyID)</text:p>
      <text:p text:style-name="Standard"><text:s text:c="12"/>es.caib.regweb3.plugins.documentcustody.filesystem.baseurl=http://localhost:8080/annexos/index.jsp?custodyID={1}</text:p>
      <text:p text:style-name="Standard"/>
      <text:p text:style-name="Standard"><text:s text:c="12"/># Opcional. Configuració per generar Hash de la baseurl quan {2}</text:p>
      <text:p text:style-name="Standard"><text:s text:c="12"/>es.caib.regweb3.plugins.documentcustody.filesystem.hash.password=mypass</text:p>
      <text:p text:style-name="Standard"><text:s text:c="12"/># <text:s/>MD2, MD5, SHA,SHA-256,SHA-384,SHA-512</text:p>
      <text:p text:style-name="Standard"><text:s text:c="12"/>es.caib.regweb3.plugins.documentcustody.filesystem.hash.algorithm=MD5</text:p>
      <text:p text:style-name="Standard"><text:s text:c="12"/></text:p>
      <text:p text:style-name="Standard"><text:s text:c="12"/># Opcional. Serveix per generar els CustodyID a partir d'una EL </text:p>
      <text:p text:style-name="Standard"><text:s text:c="12"/>#es.caib.regweb3.annex.plugins.documentcustody.filesystem.generate_custodyid_expressionlanguage=${registre.numeroRegistro}_${anexo.id}</text:p>
      <text:p text:style-name="Standard"/>
      <text:p text:style-name="Standard"><text:s text:c="12"/># Opcional.Prefix a afegir al nom dels fitxers creats</text:p>
      <text:p text:style-name="Standard"><text:s text:c="12"/>es.caib.regweb3.annex.plugins.documentcustody.filesystem.prefix=ANNEX_</text:p>
      <text:p text:style-name="Standard"/>
      <text:p text:style-name="Standard"><text:s text:c="12"/># Opcional crea estructures del tipus /1971/08/12/Entrada/123455</text:p>
      <text:p text:style-name="Standard"><text:s text:c="12"/>es.caib.regweb3.annex.plugins.documentcustody.filesystem.folder_expressionlanguage=${registro.fecha?string["yyyy/MM/dd"]}/&amp;lt;#if <text:s/>registro.origen??&gt;Salida&amp;lt;#else&gt;Entrada&amp;lt;/#if&gt;/${registro.numeroRegistro}/</text:p>
      <text:p text:style-name="Standard"/>
      <text:p text:style-name="Standard"><text:s text:c="12"/># Opcional. Metadades Automàtiques</text:p>
      <text:p text:style-name="Standard"><text:s text:c="12"/>#es.caib.regweb3.annex.plugins.documentcustody.filesystem.automaticmetadata_items=1,2,22,4</text:p>
      <text:p text:style-name="Standard"/>
      <text:p text:style-name="Standard"><text:s text:c="12"/>#es.caib.regweb3.annex.plugins.documentcustody.filesystem.automatic_metadata.1.name=eni:v_nti</text:p>
      <text:p text:style-name="Standard"><text:s text:c="12"/>#es.caib.regweb3.annex.plugins.documentcustody.filesystem.automatic_metadata.1.valueEL=http://administracionelectronica.gob.es/ENI/XSD/v1.0/documento-e</text:p>
      <text:p text:style-name="Standard"/>
      <text:p text:style-name="Standard"><text:s text:c="12"/><text:soft-page-break/>#es.caib.regweb3.annex.plugins.documentcustody.filesystem.automatic_metadata.2.name=eni:origen</text:p>
      <text:p text:style-name="Standard"><text:s text:c="12"/>#es.caib.regweb3.annex.plugins.documentcustody.filesystem.automatic_metadata.2.valueEL=${anexo.origenCiudadanoAdmin}</text:p>
      <text:p text:style-name="Standard"/>
      <text:p text:style-name="Standard"><text:s text:c="12"/># 1=Administracion || 0=Ciudadano</text:p>
      <text:p text:style-name="Standard"><text:s text:c="12"/>#specificProperties.setProperty(metaProp + ".22.name", "eni:origenStr");</text:p>
      <text:p text:style-name="Standard"><text:s text:c="12"/>#specificProperties.setProperty(metaProp + ".22.valueEL", "&amp;lt;#if anexo.origenCiudadanoAdmin == 1&gt;Administracion&amp;lt;#elseif anexo.origenCiudadanoAdmin == 0&gt;Ciudadano&amp;lt;#else&gt;DESCONEGUT ${anexo.origenCiudadanoAdmin}&amp;lt;/#if&gt;");</text:p>
      <text:p text:style-name="Standard"/>
      <text:p text:style-name="Standard"><text:s text:c="12"/>#es.caib.regweb3.annex.plugins.documentcustody.filesystem.automatic_metadata.4.name=eni:tipo_doc_ENI</text:p>
      <text:p text:style-name="Standard"><text:s text:c="12"/>#es.caib.regweb3.annex.plugins.documentcustody.filesystem.automatic_metadata.4.valueEL=${anexo.tipoDocumental.codigoNTI}</text:p>
      <text:p text:style-name="Standard"/>
      <text:p text:style-name="Standard"><text:s text:c="12"/>&lt;!-- ======== PLUGIN DE CUSTODIA - ALFRESCO ============== --&gt;</text:p>
      <text:p text:style-name="Standard"><text:s text:c="12"/>#es.caib.regweb3.annex.documentcustodyplugin=org.fundaciobit.plugins.documentcustody.alfresco.base.AlfrescoBaseDocumentCustodyPlugin</text:p>
      <text:p text:style-name="Standard"><text:s text:c="12"/>es.caib.regweb3.annex.plugins.documentcustody.alfresco.access.method=ATOM</text:p>
      <text:p text:style-name="Standard"><text:s text:c="12"/># Depends of Method and Alfresco version (alfresco 5)</text:p>
      <text:p text:style-name="Standard"><text:s text:c="12"/>es.caib.regweb3.annex.plugins.documentcustody.alfresco.url=http://localhost:9080/alfresco/api/-default-/public/cmis/versions/1.0/atom</text:p>
      <text:p text:style-name="Standard"><text:s text:c="12"/>es.caib.regweb3.annex.plugins.documentcustody.alfresco.access.user=anadal</text:p>
      <text:p text:style-name="Standard"><text:s text:c="12"/>es.caib.regweb3.annex.plugins.documentcustody.alfresco.access.pass=anadal</text:p>
      <text:p text:style-name="Standard"><text:s text:c="12"/>es.caib.regweb3.annex.plugins.documentcustody.alfresco.basepath=/test</text:p>
      <text:p text:style-name="Standard"><text:s text:c="12"/># Only for WS</text:p>
      <text:p text:style-name="Standard"><text:s text:c="12"/># es.caib.regweb3.annex.plugins.documentcustody.alfresco.repository",</text:p>
      <text:p text:style-name="Standard"><text:s text:c="12"/>"b886bad2-998d-4674-a120-1fcc2f1f533c"); //"USER_HOMES/anadal/test/");</text:p>
      <text:p text:style-name="Standard"><text:s text:c="12"/># Only for ATOM</text:p>
      <text:p text:style-name="Standard"><text:s text:c="12"/>es.caib.regweb3.annex.plugins.documentcustody.alfresco.site=ODES</text:p>
      <text:p text:style-name="Standard"><text:s text:c="12"/># es.caib.regweb3.annex.plugins.documentcustody.alfresco.fullsitepath=/Sites/ODES/documentLibrary</text:p>
      <text:p text:style-name="Standard"><text:s text:c="12"/></text:p>
      <text:p text:style-name="Standard"><text:s text:c="12"/># ============ Generiques <text:s/>AbstractDocumentCustodyPlugin (veure projecte /plugin-documentcustody-api per a altres propietats)</text:p>
      <text:p text:style-name="Standard"/>
      <text:p text:style-name="Standard"><text:s text:c="12"/># Informació de ExpressionLanguage: http://freemarker.org/docs/ref_directives.html</text:p>
      <text:p text:style-name="Standard"/>
      <text:p text:style-name="Standard"><text:s text:c="12"/># Opcional. Servei per generar la URL de Custodia. Si no es defineix retornarà null. </text:p>
      <text:p text:style-name="Standard"><text:s text:c="12"/># {0} =&gt; custodyID // {1} =&gt; URLEncode(custodyID) // {2} =&gt; Hash(custodyID)</text:p>
      <text:p text:style-name="Standard"><text:s text:c="12"/>es.caib.portafib.plugins.documentcustody.alfresco.baseurl=http://localhost:8080/annexos/index.jsp?custodyID={1}</text:p>
      <text:p text:style-name="Standard"/>
      <text:p text:style-name="Standard"><text:s text:c="12"/># Opcional. Configuració per generar Hash de la baseurl quan {2}</text:p>
      <text:p text:style-name="Standard"><text:soft-page-break/><text:s text:c="12"/>es.caib.portafib.plugins.documentcustody.alfresco.hash.password=mypass</text:p>
      <text:p text:style-name="Standard"><text:s text:c="12"/># <text:s/>MD2, MD5, SHA,SHA-256,SHA-384,SHA-512</text:p>
      <text:p text:style-name="Standard"><text:s text:c="12"/>es.caib.portafib.plugins.documentcustody.alfresco.hash.algorithm=MD5</text:p>
      <text:p text:style-name="Standard"><text:s text:c="12"/></text:p>
      <text:p text:style-name="Standard"><text:s text:c="12"/># Opcional. Serveix per generar els CustodyID a partir d'una EL </text:p>
      <text:p text:style-name="Standard"><text:s text:c="12"/>#es.caib.regweb3.annex.plugins.documentcustody.alfresco.generate_custodyid_expressionlanguage=${registre.numeroRegistro}_${anexo.id}</text:p>
      <text:p text:style-name="Standard"/>
      <text:p text:style-name="Standard"><text:s text:c="12"/># NO SUPORTAT EN ALFRESCO <text:s/>!!!!!! <text:s/>Prefix a afegir al nom dels fitxers creats</text:p>
      <text:p text:style-name="Standard"><text:s text:c="12"/># es.caib.regweb3.annex.plugins.documentcustody.alfresco.prefix=</text:p>
      <text:p text:style-name="Standard"/>
      <text:p text:style-name="Standard"><text:s text:c="12"/># Opcional crea estructures del tipus /1971/08/12/Entrada/123455</text:p>
      <text:p text:style-name="Standard"><text:s text:c="12"/>es.caib.regweb3.annex.plugins.documentcustody.alfresco.folder_expressionlanguage=${registro.fecha?string["yyyy/MM/dd"]}/&amp;lt;#if <text:s/>registro.origen??&gt;Salida&amp;lt;#else&gt;Entrada&amp;lt;/#if&gt;/${registro.numeroRegistro}/</text:p>
      <text:p text:style-name="Standard"/>
      <text:p text:style-name="Standard"><text:s text:c="12"/># Opcional. Metadades Automàtiques</text:p>
      <text:p text:style-name="Standard"><text:s text:c="12"/>#es.caib.regweb3.annex.plugins.documentcustody.alfresco.automaticmetadata_items=1,2,22,4</text:p>
      <text:p text:style-name="Standard"/>
      <text:p text:style-name="Standard"><text:s text:c="12"/>#es.caib.regweb3.annex.plugins.documentcustody.alfresco.automatic_metadata.1.name=eni:v_nti</text:p>
      <text:p text:style-name="Standard"><text:s text:c="12"/>#es.caib.regweb3.annex.plugins.documentcustody.alfresco.automatic_metadata.1.valueEL=http://administracionelectronica.gob.es/ENI/XSD/v1.0/documento-e</text:p>
      <text:p text:style-name="Standard"/>
      <text:p text:style-name="Standard"><text:s text:c="12"/>#es.caib.regweb3.annex.plugins.documentcustody.alfresco.automatic_metadata.2.name=eni:origen</text:p>
      <text:p text:style-name="Standard"><text:s text:c="12"/>#es.caib.regweb3.annex.plugins.documentcustody.alfresco.automatic_metadata.2.valueEL=${anexo.origenCiudadanoAdmin}</text:p>
      <text:p text:style-name="Standard"/>
      <text:p text:style-name="Standard"><text:s text:c="12"/># 1=Administracion || 0=Ciudadano</text:p>
      <text:p text:style-name="Standard"><text:s text:c="12"/>#es.caib.regweb3.annex.plugins.documentcustody.alfresco.automatic_metadata.22.name=origenStr</text:p>
      <text:p text:style-name="Standard"><text:s text:c="12"/>#es.caib.regweb3.annex.plugins.documentcustody.alfresco.automatic_metadata.22.valueEL=&amp;lt;#if anexo.origenCiudadanoAdmin == 1&gt;Administracion&amp;lt;#elseif anexo.origenCiudadanoAdmin == 0&gt;Ciudadano&amp;lt;#else&gt;DESCONEGUT ${anexo.origenCiudadanoAdmin}&amp;lt;/#if&gt;</text:p>
      <text:p text:style-name="Standard"/>
      <text:p text:style-name="Standard"><text:s text:c="12"/>#es.caib.regweb3.annex.plugins.documentcustody.alfresco.automatic_metadata.4.name=eni:tipo_doc_ENI</text:p>
      <text:p text:style-name="Standard"><text:s text:c="12"/>#es.caib.regweb3.annex.plugins.documentcustody.alfresco.automatic_metadata.4.valueEL=${anexo.tipoDocumental.codigoNTI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8S</meta:editing-duration>
    <meta:editing-cycles>3</meta:editing-cycles>
    <meta:generator>OpenOffice/4.1.1$Win32 OpenOffice.org_project/411m6$Build-9775</meta:generator>
    <dc:date>2017-05-17T10:53:19.77</dc:date>
    <meta:document-statistic meta:table-count="0" meta:image-count="0" meta:object-count="0" meta:page-count="5" meta:paragraph-count="131" meta:word-count="502" meta:character-count="12196"/>
    <dc:creator>Antoni Nadal</dc:creator>
    <meta:user-defined meta:name="Info 1"/>
    <meta:user-defined meta:name="Info 2"/>
    <meta:user-defined meta:name="Info 3"/>
    <meta:user-defined meta:name="Info 4"/>
  </office:meta>
</office:document-meta>
</file>